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ffd320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width="0.1cm" svg:stroke-color="#000000" draw:fill="none" draw:fill-color="#ffffff" fo:min-height="0.6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7e0021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ff420e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width="0.1cm" svg:stroke-color="#000000" draw:fill="none" draw:fill-color="#ffffff" fo:min-height="0.8cm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width="0.1cm" svg:stroke-color="#000000" draw:fill="none" draw:fill-color="#ffffff" fo:min-height="1.15cm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cm" draw:marker-end="Arrow" draw:marker-end-width="0.3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svg:stroke-color="#ff0000" draw:marker-end="Arrow" draw:marker-end-width="0.3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width="0.1cm" svg:stroke-color="#000000" draw:fill="none" draw:fill-color="#ffffff" fo:min-height="0.9cm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cm" svg:stroke-color="#00ff00" draw:marker-end="Arrow" draw:marker-end-width="0.3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1.35cm" fo:min-width="0cm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579d1c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4" style:family="graphic" style:parent-style-name="objectwithoutfill">
      <style:graphic-properties svg:stroke-width="0.1cm" svg:stroke-color="#cccc00" draw:marker-end="Arrow" draw:marker-end-width="0.3cm" draw:fill="none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0cm" fo:min-width="3.246cm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width="0.1cm" svg:stroke-color="#000000" draw:fill="none" draw:fill-color="#ffffff" fo:min-height="0.666cm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0.65cm" fo:min-width="7.768cm" fo:padding-top="0.175cm" fo:padding-bottom="0.175cm" fo:padding-left="0.3cm" fo:padding-right="0.3cm"/>
    </style:style>
    <style:style style:name="gr19" style:family="graphic" style:parent-style-name="standard">
      <style:graphic-properties draw:stroke="none" svg:stroke-width="0.1cm" svg:stroke-color="#000000" draw:fill="none" draw:fill-color="#ffffff" fo:min-height="0.75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" draw:id="id5" draw:layer="layout" svg:width="4.6cm" svg:height="2.3cm" svg:x="2.1cm" svg:y="2.3cm">
          <text:p text:style-name="P1">Автор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6.4cm" svg:height="3.8cm" svg:x="12.4cm" svg:y="2.2cm">
          <text:p text:style-name="P1">Новая статья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4.7cm" svg:height="2.2cm" svg:x="2.4cm" svg:y="6.7cm">
          <text:p text:style-name="P1">Редактор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4.7cm" svg:height="1.461cm" svg:x="7.8cm" svg:y="2.2cm">
          <draw:text-box>
            <text:p text:style-name="P2"><text:span text:style-name="T1">Отправляет статью</text:span></text:p>
          </draw:text-box>
        </draw:frame>
        <draw:frame draw:style-name="gr3" draw:text-style-name="P2" draw:layer="layout" svg:width="4.2cm" svg:height="1.461cm" svg:x="4.6cm" svg:y="4.939cm">
          <draw:text-box>
            <text:p text:style-name="P2"><text:span text:style-name="T1">Просматривает новые статьи</text:span></text:p>
          </draw:text-box>
        </draw:frame>
        <draw:custom-shape draw:style-name="gr4" draw:text-style-name="P1" xml:id="id6" draw:id="id6" draw:layer="layout" svg:width="5.7cm" svg:height="2.7cm" svg:x="1cm" svg:y="12.8cm">
          <text:p text:style-name="P1">Рецензент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6.5cm" svg:height="3.1cm" svg:x="12.4cm" svg:y="10.6cm">
          <text:p text:style-name="P1">Рецензируемая </text:p>
          <text:p text:style-name="P1">статья</text:p>
          <draw:enhanced-geometry svg:viewBox="0 0 21600 21600" draw:type="rectangle" draw:enhanced-path="M 0 0 L 21600 0 21600 21600 0 21600 0 0 Z N"/>
        </draw:custom-shape>
        <draw:custom-shape draw:style-name="gr5" draw:text-style-name="P1" xml:id="id3" draw:id="id3" draw:layer="layout" svg:width="6.2cm" svg:height="3.1cm" svg:x="12.6cm" svg:y="6.7cm">
          <text:p text:style-name="P1">Отклонённая</text:p>
          <text:p text:style-name="P1">статья</text:p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3.2cm" svg:height="1.461cm" svg:x="8.8cm" svg:y="6.5cm">
          <draw:text-box>
            <text:p text:style-name="P2"><text:span text:style-name="T1">Отклоняет</text:span></text:p>
            <text:p text:style-name="P2"><text:span text:style-name="T1">статью</text:span></text:p>
          </draw:text-box>
        </draw:frame>
        <draw:frame draw:style-name="gr7" draw:text-style-name="P2" draw:layer="layout" svg:width="3.8cm" svg:height="1.5cm" svg:x="9.8cm" svg:y="9.2cm">
          <draw:text-box>
            <text:p text:style-name="P2"><text:span text:style-name="T1">Назначет рецензента</text:span></text:p>
          </draw:text-box>
        </draw:frame>
        <draw:connector draw:style-name="gr8" draw:text-style-name="P1" draw:layer="layout" draw:type="line" svg:x1="6.412cm" svg:y1="8.578cm" svg:x2="12.4cm" svg:y2="12.15cm" draw:start-shape="id1" draw:start-glue-point="9" draw:end-shape="id2" svg:d="m6412 8578 5988 3572" svg:viewBox="0 0 5989 3573">
          <text:p/>
        </draw:connector>
        <draw:connector draw:style-name="gr9" draw:text-style-name="P1" draw:layer="layout" draw:type="line" svg:x1="7.1cm" svg:y1="7.8cm" svg:x2="12.6cm" svg:y2="8.25cm" draw:start-shape="id1" draw:start-glue-point="10" draw:end-shape="id3" svg:d="m7100 7800 5500 450" svg:viewBox="0 0 5501 451">
          <text:p/>
        </draw:connector>
        <draw:connector draw:style-name="gr8" draw:text-style-name="P1" draw:layer="layout" draw:type="line" svg:x1="12.4cm" svg:y1="4.1cm" svg:x2="6.412cm" svg:y2="7.022cm" draw:start-shape="id4" draw:end-shape="id1" draw:end-glue-point="11" svg:d="m12400 4100-5988 2922" svg:viewBox="0 0 5989 2923">
          <text:p/>
        </draw:connector>
        <draw:connector draw:style-name="gr8" draw:text-style-name="P1" draw:layer="layout" draw:type="line" svg:x1="6.7cm" svg:y1="3.45cm" svg:x2="12.4cm" svg:y2="4.1cm" draw:start-shape="id5" draw:start-glue-point="10" draw:end-shape="id4" draw:end-glue-point="3" svg:d="m6700 3450 5700 650" svg:viewBox="0 0 5701 651">
          <text:p/>
        </draw:connector>
        <draw:connector draw:style-name="gr8" draw:text-style-name="P1" draw:layer="layout" draw:type="line" svg:x1="12.4cm" svg:y1="12.15cm" svg:x2="6.7cm" svg:y2="14.15cm" draw:start-shape="id2" draw:start-glue-point="3" draw:end-shape="id6" draw:end-glue-point="10" svg:d="m12400 12150-5700 2000" svg:viewBox="0 0 5701 2001">
          <text:p/>
        </draw:connector>
        <draw:frame draw:style-name="gr10" draw:text-style-name="P2" draw:layer="layout" svg:width="3.3cm" svg:height="1.461cm" svg:x="7.7cm" svg:y="11.7cm">
          <draw:text-box>
            <text:p text:style-name="P2"><text:span text:style-name="T1">Получет на </text:span></text:p>
            <text:p text:style-name="P2"><text:span text:style-name="T1">рецензию</text:span></text:p>
          </draw:text-box>
        </draw:frame>
        <draw:custom-shape draw:style-name="gr2" draw:text-style-name="P1" xml:id="id7" draw:id="id7" draw:layer="layout" svg:width="6.5cm" svg:height="3.1cm" svg:x="23.5cm" svg:y="13.5cm">
          <text:p text:style-name="P1">Рецензированная </text:p>
          <text:p text:style-name="P1">Статья с отзывом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line" svg:x1="5.866cm" svg:y1="15.105cm" svg:x2="23.5cm" svg:y2="15.05cm" draw:start-shape="id6" draw:start-glue-point="9" draw:end-shape="id7" svg:d="m5866 15105 17634-55" svg:viewBox="0 0 17635 56">
          <text:p/>
        </draw:connector>
        <draw:frame draw:style-name="gr10" draw:text-style-name="P2" draw:layer="layout" svg:width="3.3cm" svg:height="1.461cm" svg:x="8.6cm" svg:y="13.539cm">
          <draw:text-box>
            <text:p text:style-name="P2"><text:span text:style-name="T1">Пишет рецензию</text:span></text:p>
          </draw:text-box>
        </draw:frame>
        <draw:custom-shape draw:style-name="gr2" draw:text-style-name="P1" xml:id="id8" draw:id="id8" draw:layer="layout" svg:width="4.7cm" svg:height="2.2cm" svg:x="13cm" svg:y="17.9cm">
          <text:p text:style-name="P1">Редактор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1" draw:text-style-name="P3" draw:layer="layout" draw:type="line" svg:x1="26.75cm" svg:y1="16.6cm" svg:x2="17.7cm" svg:y2="19cm" draw:start-shape="id7" draw:start-glue-point="2" draw:end-shape="id8" draw:end-glue-point="10" svg:d="m26750 16600-9050 2400" svg:viewBox="0 0 9051 2401">
          <text:p/>
        </draw:connector>
        <draw:frame draw:style-name="gr12" draw:text-style-name="P2" draw:layer="layout" svg:width="3.769cm" svg:height="2.016cm" svg:x="31cm" svg:y="16.3cm">
          <draw:text-box>
            <text:p text:style-name="P2">Отзыв с</text:p>
            <text:p text:style-name="P2"><text:s/>требованием</text:p>
            <text:p text:style-name="P2">Исправлений</text:p>
          </draw:text-box>
        </draw:frame>
        <draw:connector draw:style-name="gr11" draw:text-style-name="P3" draw:layer="layout" draw:type="line" svg:x1="13cm" svg:y1="19cm" svg:x2="8.1cm" svg:y2="19.15cm" draw:start-shape="id8" draw:start-glue-point="6" draw:end-shape="id9" svg:d="m13000 19000-4900 150" svg:viewBox="0 0 4901 151">
          <text:p/>
        </draw:connector>
        <draw:custom-shape draw:style-name="gr13" draw:text-style-name="P1" xml:id="id9" draw:id="id9" draw:layer="layout" svg:width="6.5cm" svg:height="3.1cm" svg:x="1.6cm" svg:y="17.6cm">
          <text:p text:style-name="P1">Принятая статья</text:p>
          <draw:enhanced-geometry svg:viewBox="0 0 21600 21600" draw:type="rectangle" draw:enhanced-path="M 0 0 L 21600 0 21600 21600 0 21600 0 0 Z N"/>
        </draw:custom-shape>
        <draw:custom-shape draw:style-name="gr2" draw:text-style-name="P1" xml:id="id11" draw:id="id11" draw:layer="layout" svg:width="6.5cm" svg:height="3.1cm" svg:x="19.6cm" svg:y="25.9cm">
          <text:p text:style-name="P1">Статья, </text:p>
          <text:p text:style-name="P1">Требующая</text:p>
          <text:p text:style-name="P1"><text:s/>незначительных</text:p>
          <text:p text:style-name="P1"><text:s/>правок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30cm" svg:y1="15.05cm" svg:x2="32.1cm" svg:y2="21.1cm" draw:start-shape="id7" draw:start-glue-point="1" draw:end-shape="id10" draw:end-glue-point="6" svg:d="m30000 15050 2100 6050" svg:viewBox="0 0 2101 6051">
          <text:p/>
        </draw:connector>
        <draw:custom-shape draw:style-name="gr1" draw:text-style-name="P1" xml:id="id12" draw:id="id12" draw:layer="layout" svg:width="4.6cm" svg:height="2.3cm" svg:x="2.6cm" svg:y="26.3cm">
          <text:p text:style-name="P1">Автор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2" draw:layer="layout" svg:width="4.895cm" svg:height="1.7cm" svg:x="8.305cm" svg:y="17.6cm">
          <draw:text-box>
            <text:p text:style-name="P2">Принимает статью</text:p>
          </draw:text-box>
        </draw:frame>
        <draw:connector draw:style-name="gr8" draw:text-style-name="P3" draw:layer="layout" draw:type="line" svg:x1="19.6cm" svg:y1="27.45cm" svg:x2="7.2cm" svg:y2="27.45cm" draw:start-shape="id11" draw:start-glue-point="3" draw:end-shape="id12" draw:end-glue-point="10" svg:d="m19600 27450h-12400" svg:viewBox="0 0 12401 1">
          <text:p/>
        </draw:connector>
        <draw:custom-shape draw:style-name="gr2" draw:text-style-name="P1" xml:id="id13" draw:id="id13" draw:layer="layout" svg:width="6.5cm" svg:height="3.1cm" svg:x="1.7cm" svg:y="22.2cm">
          <text:p text:style-name="P1">Исправленная статья</text:p>
          <text:p text:style-name="P1">со списком правок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line" svg:x1="4.9cm" svg:y1="26.3cm" svg:x2="4.95cm" svg:y2="25.3cm" draw:start-shape="id12" draw:start-glue-point="4" draw:end-shape="id13" draw:end-glue-point="2" svg:d="m4900 26300 50-1000" svg:viewBox="0 0 51 1001">
          <text:p/>
        </draw:connector>
        <draw:connector draw:style-name="gr8" draw:text-style-name="P3" draw:layer="layout" draw:type="line" svg:x1="4.95cm" svg:y1="22.2cm" svg:x2="13.688cm" svg:y2="19.778cm" draw:start-shape="id13" draw:start-glue-point="0" draw:end-shape="id8" draw:end-glue-point="7" svg:d="m4950 22200 8738-2422" svg:viewBox="0 0 8739 2423">
          <text:p/>
        </draw:connector>
        <draw:connector draw:style-name="gr14" draw:text-style-name="P3" draw:layer="layout" draw:type="line" svg:x1="17.012cm" svg:y1="19.778cm" svg:x2="22.85cm" svg:y2="25.9cm" draw:start-shape="id8" draw:start-glue-point="9" draw:end-shape="id11" draw:end-glue-point="0" svg:d="m17012 19778 5838 6122" svg:viewBox="0 0 5839 6123">
          <text:p/>
        </draw:connector>
        <draw:frame draw:style-name="gr15" draw:text-style-name="P2" draw:layer="layout" svg:width="3.946cm" svg:height="0.906cm" svg:x="12.454cm" svg:y="26.2cm">
          <draw:text-box>
            <text:p text:style-name="P2">Вносит правки</text:p>
          </draw:text-box>
        </draw:frame>
        <draw:frame draw:style-name="gr16" draw:text-style-name="P2" draw:layer="layout" svg:width="4.463cm" svg:height="2.016cm" svg:x="27.037cm" svg:y="22.084cm">
          <draw:text-box>
            <text:p text:style-name="P2">Трубуются </text:p>
            <text:p text:style-name="P2">Незначительные</text:p>
            <text:p text:style-name="P2">исправления</text:p>
          </draw:text-box>
        </draw:frame>
        <draw:connector draw:style-name="gr8" draw:text-style-name="P3" draw:layer="layout" draw:type="line" svg:x1="15.35cm" svg:y1="17.9cm" svg:x2="15.65cm" svg:y2="13.7cm" draw:start-shape="id8" draw:start-glue-point="4" draw:end-shape="id2" draw:end-glue-point="2" svg:d="m15350 17900 300-4200" svg:viewBox="0 0 301 4201">
          <text:p/>
        </draw:connector>
        <draw:frame draw:style-name="gr7" draw:text-style-name="P2" draw:layer="layout" svg:width="3.8cm" svg:height="1.5cm" svg:x="20.7cm" svg:y="6.6cm">
          <draw:text-box>
            <text:p text:style-name="P2"><text:span text:style-name="T1">Отклоняет</text:span></text:p>
            <text:p text:style-name="P2"><text:span text:style-name="T1">статью</text:span></text:p>
          </draw:text-box>
        </draw:frame>
        <draw:connector draw:style-name="gr9" draw:text-style-name="P3" draw:layer="layout" draw:type="line" svg:x1="24.9cm" svg:y1="8cm" svg:x2="18.8cm" svg:y2="8.25cm" draw:start-shape="id14" draw:start-glue-point="6" draw:end-shape="id3" draw:end-glue-point="1" svg:d="m24900 8000-6100 250" svg:viewBox="0 0 6101 251">
          <text:p/>
        </draw:connector>
        <draw:frame draw:style-name="gr17" draw:text-style-name="P2" draw:layer="layout" svg:width="5.2cm" svg:height="1.461cm" svg:x="19.9cm" svg:y="8.8cm">
          <draw:text-box>
            <text:p text:style-name="P2"><text:span text:style-name="T1">Назначет <text:s/>Нового</text:span></text:p>
            <text:p text:style-name="P2"><text:span text:style-name="T1"><text:s/></text:span><text:span text:style-name="T1">Рецензента</text:span></text:p>
          </draw:text-box>
        </draw:frame>
        <draw:frame draw:style-name="gr12" draw:text-style-name="P2" draw:layer="layout" svg:width="4.513cm" svg:height="1.7cm" svg:x="20.5cm" svg:y="16cm">
          <draw:text-box>
            <text:p text:style-name="P2">Отзыв</text:p>
            <text:p text:style-name="P2"><text:s text:c="2"/>положительный</text:p>
          </draw:text-box>
        </draw:frame>
        <draw:frame draw:style-name="gr18" draw:text-style-name="P2" draw:layer="layout" svg:width="4.168cm" svg:height="2.016cm" svg:x="27.1cm" svg:y="10.7cm">
          <draw:text-box>
            <text:p text:style-name="P2">Отзыв </text:p>
            <text:p text:style-name="P2">отрица-</text:p>
            <text:p text:style-name="P2">тельный</text:p>
          </draw:text-box>
        </draw:frame>
        <draw:custom-shape draw:style-name="gr2" draw:text-style-name="P1" xml:id="id14" draw:id="id14" draw:layer="layout" svg:width="4.7cm" svg:height="2.2cm" svg:x="24.9cm" svg:y="6.9cm">
          <text:p text:style-name="P1">Редактор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9" draw:text-style-name="P3" draw:layer="layout" draw:type="line" svg:x1="26.75cm" svg:y1="13.5cm" svg:x2="27.25cm" svg:y2="9.1cm" draw:start-shape="id7" draw:start-glue-point="0" draw:end-shape="id14" draw:end-glue-point="8" svg:d="m26750 13500 500-4400" svg:viewBox="0 0 501 4401">
          <text:p/>
        </draw:connector>
        <draw:connector draw:style-name="gr8" draw:text-style-name="P3" draw:layer="layout" draw:type="line" svg:x1="25.588cm" svg:y1="8.778cm" svg:x2="18.9cm" svg:y2="12.15cm" draw:start-shape="id14" draw:start-glue-point="7" draw:end-shape="id2" draw:end-glue-point="1" svg:d="m25588 8778-6688 3372" svg:viewBox="0 0 6689 3373">
          <text:p/>
        </draw:connector>
        <draw:frame draw:style-name="gr7" draw:text-style-name="P2" draw:layer="layout" svg:width="5.2cm" svg:height="2.016cm" svg:x="15.5cm" svg:y="15.8cm">
          <draw:text-box>
            <text:p text:style-name="P2"><text:span text:style-name="T1">Назначет </text:span></text:p>
            <text:p text:style-name="P2"><text:span text:style-name="T1">Нового</text:span></text:p>
            <text:p text:style-name="P2"><text:span text:style-name="T1"><text:s/></text:span><text:span text:style-name="T1">рецензента</text:span></text:p>
          </draw:text-box>
        </draw:frame>
        <draw:custom-shape draw:style-name="gr2" draw:text-style-name="P1" xml:id="id10" draw:id="id10" draw:layer="layout" svg:width="4.7cm" svg:height="2.2cm" svg:x="32.1cm" svg:y="20cm">
          <text:p text:style-name="P1">Редактор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4" draw:text-style-name="P3" draw:layer="layout" draw:type="line" svg:x1="32.788cm" svg:y1="21.878cm" svg:x2="26.1cm" svg:y2="27.45cm" draw:start-shape="id10" draw:start-glue-point="7" draw:end-shape="id11" draw:end-glue-point="1" svg:d="m32788 21878-6688 5572" svg:viewBox="0 0 6689 5573">
          <text:p/>
        </draw:connector>
        <draw:frame draw:style-name="gr19" draw:text-style-name="P2" draw:layer="layout" svg:width="6.4cm" svg:height="2.016cm" svg:x="18.9cm" svg:y="20.184cm">
          <draw:text-box>
            <text:p text:style-name="P2"><text:span text:style-name="T1">Требуются незначительные</text:span></text:p>
            <text:p text:style-name="P2"><text:span text:style-name="T1"><text:s/></text:span><text:span text:style-name="T1">правки</text:span></text:p>
          </draw:text-box>
        </draw:frame>
        <draw:custom-shape draw:style-name="gr1" draw:text-style-name="P1" xml:id="id15" draw:id="id15" draw:layer="layout" svg:width="4.6cm" svg:height="2.3cm" svg:x="36.3cm" svg:y="16cm">
          <text:p text:style-name="P1">Автор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draw:type="line" svg:x1="36.8cm" svg:y1="21.1cm" svg:x2="38.6cm" svg:y2="18.3cm" draw:start-shape="id10" draw:start-glue-point="10" draw:end-shape="id15" draw:end-glue-point="8" svg:d="m36800 21100 1800-2800" svg:viewBox="0 0 1801 2801">
          <text:p/>
        </draw:connector>
        <draw:frame draw:style-name="gr16" draw:text-style-name="P2" draw:layer="layout" svg:width="3.836cm" svg:height="2.016cm" svg:x="37.3cm" svg:y="20.4cm">
          <draw:text-box>
            <text:p text:style-name="P2">Трубуются </text:p>
            <text:p text:style-name="P2">значительные</text:p>
            <text:p text:style-name="P2">исправления</text:p>
          </draw:text-box>
        </draw:frame>
        <draw:custom-shape draw:style-name="gr2" draw:text-style-name="P1" xml:id="id16" draw:id="id16" draw:layer="layout" svg:width="6.5cm" svg:height="3.1cm" svg:x="34.5cm" svg:y="9.4cm">
          <text:p text:style-name="P1">Исправленная статья</text:p>
          <text:p text:style-name="P1">со списком правок и</text:p>
          <text:p text:style-name="P1"><text:s/>ответом рецензенту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line" svg:x1="38.6cm" svg:y1="16cm" svg:x2="37.75cm" svg:y2="12.5cm" draw:start-shape="id15" draw:start-glue-point="4" draw:end-shape="id16" draw:end-glue-point="2" svg:d="m38600 16000-850-3500" svg:viewBox="0 0 851 3501">
          <text:p/>
        </draw:connector>
        <draw:connector draw:style-name="gr8" draw:text-style-name="P3" draw:layer="layout" draw:type="line" svg:x1="37.75cm" svg:y1="9.4cm" svg:x2="36.6cm" svg:y2="7.35cm" draw:start-shape="id16" draw:start-glue-point="0" draw:end-shape="id17" draw:end-glue-point="10" svg:d="m37750 9400-1150-2050" svg:viewBox="0 0 1151 2051">
          <text:p/>
        </draw:connector>
        <draw:custom-shape draw:style-name="gr4" draw:text-style-name="P1" xml:id="id17" draw:id="id17" draw:layer="layout" svg:width="5.7cm" svg:height="2.7cm" svg:x="30.9cm" svg:y="6cm">
          <text:p text:style-name="P1">Рецензент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draw:type="line" svg:x1="31.734cm" svg:y1="8.305cm" svg:x2="30cm" svg:y2="15.05cm" draw:start-shape="id17" draw:start-glue-point="7" draw:end-shape="id7" draw:end-glue-point="1" svg:d="m31734 8305-1734 6745" svg:viewBox="0 0 1735 6746">
          <text:p/>
        </draw:connector>
        <draw:frame draw:style-name="gr10" draw:text-style-name="P2" draw:layer="layout" svg:width="3.3cm" svg:height="2.016cm" svg:x="31.4cm" svg:y="9.2cm">
          <draw:text-box>
            <text:p text:style-name="P2"><text:span text:style-name="T1">Пишет повторную рецензию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be" fo:country="BY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84d1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09T14:48:20</meta:creation-date>
    <dc:date>2015-07-09T17:29:00</dc:date>
    <meta:editing-duration>PT1H8M11S</meta:editing-duration>
    <meta:editing-cycles>4</meta:editing-cycles>
    <meta:generator>LibreOffice/4.0.4.2$Linux_X86_64 LibreOffice_project/400m0$Build-2</meta:generator>
    <meta:document-statistic meta:object-count="57"/>
  </office:meta>
</office:document-meta>
</file>